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83cm" svg:height="6.845cm" svg:x="2.758cm" svg:y="2.018cm" svg:viewBox="0 0 4484 6846" svg:d="M3739 303c5-238 680-452 710-167 37 1304 43 3741 23 4651s-933 1870-2241 2037c-1307 167-2250-628-2231-1938s55-3319 33-4308c11-250 714-288 706-118-8 781-95 2980-116 4115s977 1763 1995 1458c1017-305 1232-644 1256-1261 23-616-85-3596-135-4469z">
          <text:p/>
        </draw:path>
        <draw:path draw:style-name="gr2" draw:text-style-name="P1" draw:layer="layout" svg:width="0.902cm" svg:height="0.661cm" draw:transform="rotate (-2.15687788961459) translate (3.62579114539899cm 2.46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7.33162447873229cm 2.1707947751291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957cm" svg:height="1.46cm" draw:transform="rotate (-0.386066830541146) translate (5.2833266321704cm 0.671241976327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606) rotate (-2.15652882376419) translate (6.3408736382088cm 0.85819549264569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6) rotate (-2.15705242253979) translate (5.5534725199636cm 1.6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5:59.266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